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5CF732FD5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 Copia 1" text:anchor-type="char" svg:x="-1.104cm" svg:y="9.14cm" svg:width="9.689cm" svg:height="8.931cm" draw:z-index="0"><draw:image xlink:href="Pictures/1000000100000586000005CF732FD52E.png" xlink:type="simple" xlink:show="embed" xlink:actuate="onLoad" draw:mime-type="image/png"/></draw:frame><draw:frame draw:style-name="fr1" draw:name="Imagen1 Copia 2" text:anchor-type="char" svg:x="-1.104cm" svg:y="18.228cm" svg:width="9.689cm" svg:height="8.931cm" draw:z-index="1"><draw:image xlink:href="Pictures/1000000100000586000005CF732FD52E.png" xlink:type="simple" xlink:show="embed" xlink:actuate="onLoad" draw:mime-type="image/png"/></draw:frame><draw:frame draw:style-name="fr1" draw:name="Imagen1 Copia 3" text:anchor-type="char" svg:x="8.583cm" svg:y="0cm" svg:width="9.689cm" svg:height="8.931cm" draw:z-index="2"><draw:image xlink:href="Pictures/1000000100000586000005CF732FD52E.png" xlink:type="simple" xlink:show="embed" xlink:actuate="onLoad" draw:mime-type="image/png"/></draw:frame><draw:frame draw:style-name="fr1" draw:name="Imagen1" text:anchor-type="char" svg:x="-1.104cm" svg:y="0cm" svg:width="9.689cm" svg:height="8.931cm" draw:z-index="3"><draw:image xlink:href="Pictures/1000000100000586000005CF732FD52E.png" xlink:type="simple" xlink:show="embed" xlink:actuate="onLoad" draw:mime-type="image/png"/></draw:frame><draw:frame draw:style-name="fr1" draw:name="Imagen1 Copia 4" text:anchor-type="char" svg:x="8.583cm" svg:y="9.14cm" svg:width="9.689cm" svg:height="8.931cm" draw:z-index="4"><draw:image xlink:href="Pictures/1000000100000586000005CF732FD52E.png" xlink:type="simple" xlink:show="embed" xlink:actuate="onLoad" draw:mime-type="image/png"/></draw:frame><draw:frame draw:style-name="fr1" draw:name="Imagen1 Copia 5" text:anchor-type="char" svg:x="8.583cm" svg:y="18.228cm" svg:width="9.689cm" svg:height="8.931cm" draw:z-index="5"><draw:image xlink:href="Pictures/1000000100000586000005CF732FD5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2:28:07.393000000</meta:creation-date>
    <dc:date>2024-12-10T12:34:08.529000000</dc:date>
    <meta:editing-duration>PT6M1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24.8.3.2$Windows_X86_64 LibreOffice_project/48a6bac9e7e268aeb4c3483fcf825c94556d9f92</meta:generator>
  </office:meta>
</office:document-meta>
</file>